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mm"/>
    </style:style>
    <style:style style:name="co2" style:family="table-column">
      <style:table-column-properties fo:break-before="auto" style:column-width="84.3mm"/>
    </style:style>
    <style:style style:name="co3" style:family="table-column">
      <style:table-column-properties fo:break-before="auto" style:column-width="31.64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114.85mm"/>
    </style:style>
    <style:style style:name="co6" style:family="table-column">
      <style:table-column-properties fo:break-before="auto" style:column-width="70.9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6.18mm"/>
    </style:style>
    <style:style style:name="co9" style:family="table-column">
      <style:table-column-properties fo:break-before="auto" style:column-width="91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GIN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Parameter (Plain Text)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Symbol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HPA_Check_Interval</text:p>
          </table:table-cell>
          <table:table-cell table:formula="of:=SUBSTITUTE(&quot;\modelvar{&quot;&amp;[.A2]&amp;&quot;}&quot;;&quot;_&quot;;&quot;\_&quot;)" office:value-type="string" office:string-value="\modelvar{HPA\_Check\_Interval}" calcext:value-type="string">
            <text:p>\modelvar{HPA\_Check\_Interval}</text:p>
          </table:table-cell>
          <table:table-cell office:value-type="string" calcext:value-type="string">
            <text:p>$T_{hpa}$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 of seconds between checks by the HPA.</text:p>
          </table:table-cell>
          <table:table-cell/>
        </table:table-row>
        <table:table-row table:style-name="ro1">
          <table:table-cell office:value-type="string" calcext:value-type="string">
            <text:p>Max_CPU_Per_Pod_In_MilliCPUs</text:p>
          </table:table-cell>
          <table:table-cell table:formula="of:=SUBSTITUTE(&quot;\modelvar{&quot;&amp;[.A3]&amp;&quot;}&quot;;&quot;_&quot;;&quot;\_&quot;)" office:value-type="string" office:string-value="\modelvar{Max\_CPU\_Per\_Pod\_In\_MilliCPUs}" calcext:value-type="string">
            <text:p>\modelvar{Max\_CPU\_Per\_Pod\_In\_MilliCPUs}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ximum CPU per pod in millicpus (unused).</text:p>
          </table:table-cell>
          <table:table-cell/>
        </table:table-row>
        <table:table-row table:style-name="ro1">
          <table:table-cell office:value-type="string" calcext:value-type="string">
            <text:p>Max_RAM_Per_Pod_In_MB</text:p>
          </table:table-cell>
          <table:table-cell table:formula="of:=SUBSTITUTE(&quot;\modelvar{&quot;&amp;[.A4]&amp;&quot;}&quot;;&quot;_&quot;;&quot;\_&quot;)" office:value-type="string" office:string-value="\modelvar{Max\_RAM\_Per\_Pod\_In\_MB}" calcext:value-type="string">
            <text:p>\modelvar{Max\_RAM\_Per\_Pod\_In\_MB}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aximum RAM per pod in MB (unused).</text:p>
          </table:table-cell>
          <table:table-cell/>
        </table:table-row>
        <table:table-row table:style-name="ro1">
          <table:table-cell office:value-type="string" calcext:value-type="string">
            <text:p>RPS_Max_Actual</text:p>
          </table:table-cell>
          <table:table-cell table:formula="of:=SUBSTITUTE(&quot;\modelvar{&quot;&amp;[.A5]&amp;&quot;}&quot;;&quot;_&quot;;&quot;\_&quot;)" office:value-type="string" office:string-value="\modelvar{RPS\_Max\_Actual}" calcext:value-type="string">
            <text:p>\modelvar{RPS\_Max\_Actual}</text:p>
          </table:table-cell>
          <table:table-cell office:value-type="string" calcext:value-type="string">
            <text:p>$RPS_{max}$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aximum requests per second.</text:p>
          </table:table-cell>
          <table:table-cell/>
        </table:table-row>
        <table:table-row table:style-name="ro1">
          <table:table-cell office:value-type="string" calcext:value-type="string">
            <text:p>Max_Response_Time_In_Ms</text:p>
          </table:table-cell>
          <table:table-cell table:formula="of:=SUBSTITUTE(&quot;\modelvar{&quot;&amp;[.A6]&amp;&quot;}&quot;;&quot;_&quot;;&quot;\_&quot;)" office:value-type="string" office:string-value="\modelvar{Max\_Response\_Time\_In\_Ms}" calcext:value-type="string">
            <text:p>\modelvar{Max\_Response\_Time\_In\_Ms}</text:p>
          </table:table-cell>
          <table:table-cell office:value-type="string" calcext:value-type="string">
            <text:p>$RT_{max}$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ximum response time in milliseconds.</text:p>
          </table:table-cell>
          <table:table-cell/>
        </table:table-row>
        <table:table-row table:style-name="ro1">
          <table:table-cell office:value-type="string" calcext:value-type="string">
            <text:p>Pods_Initially_On</text:p>
          </table:table-cell>
          <table:table-cell table:formula="of:=SUBSTITUTE(&quot;\modelvar{&quot;&amp;[.A7]&amp;&quot;}&quot;;&quot;_&quot;;&quot;\_&quot;)" office:value-type="string" office:string-value="\modelvar{Pods\_Initially\_On}" calcext:value-type="string">
            <text:p>\modelvar{Pods\_Initially\_On}</text:p>
          </table:table-cell>
          <table:table-cell office:value-type="string" calcext:value-type="string">
            <text:p>$Nodes_{initial}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 of starting pods.</text:p>
          </table:table-cell>
          <table:table-cell/>
        </table:table-row>
        <table:table-row table:style-name="ro2">
          <table:table-cell office:value-type="string" calcext:value-type="string">
            <text:p>Pod_Min</text:p>
          </table:table-cell>
          <table:table-cell table:formula="of:=SUBSTITUTE(&quot;\modelvar{&quot;&amp;[.A8]&amp;&quot;}&quot;;&quot;_&quot;;&quot;\_&quot;)" office:value-type="string" office:string-value="\modelvar{Pod\_Min}" calcext:value-type="string">
            <text:p>\modelvar{Pod\_Min}</text:p>
          </table:table-cell>
          <table:table-cell office:value-type="string" calcext:value-type="string">
            <text:p><text:span text:style-name="T1">$Nodes</text:span>_{min}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um number of pods to scale down do.</text:p>
          </table:table-cell>
          <table:table-cell/>
        </table:table-row>
        <table:table-row table:style-name="ro2">
          <table:table-cell office:value-type="string" calcext:value-type="string">
            <text:p>Pod_Max</text:p>
          </table:table-cell>
          <table:table-cell table:formula="of:=SUBSTITUTE(&quot;\modelvar{&quot;&amp;[.A9]&amp;&quot;}&quot;;&quot;_&quot;;&quot;\_&quot;)" office:value-type="string" office:string-value="\modelvar{Pod\_Max}" calcext:value-type="string">
            <text:p>\modelvar{Pod\_Max}</text:p>
          </table:table-cell>
          <table:table-cell office:value-type="string" calcext:value-type="string">
            <text:p><text:span text:style-name="T1">$Nodes</text:span>_{max}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 number of pods to scale up to.</text:p>
          </table:table-cell>
          <table:table-cell/>
        </table:table-row>
        <table:table-row table:style-name="ro1">
          <table:table-cell office:value-type="string" calcext:value-type="string">
            <text:p>Processing_Time_Per_Req_In_Ms</text:p>
          </table:table-cell>
          <table:table-cell table:formula="of:=SUBSTITUTE(&quot;\modelvar{&quot;&amp;[.A10]&amp;&quot;}&quot;;&quot;_&quot;;&quot;\_&quot;)" office:value-type="string" office:string-value="\modelvar{Processing\_Time\_Per\_Req\_In\_Ms}" calcext:value-type="string">
            <text:p>\modelvar{Processing\_Time\_Per\_Req\_In\_Ms}</text:p>
          </table:table-cell>
          <table:table-cell office:value-type="string" calcext:value-type="string">
            <text:p>$PT_{max}$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cessing time per request in milliseconds.</text:p>
          </table:table-cell>
          <table:table-cell/>
        </table:table-row>
        <table:table-row table:style-name="ro1">
          <table:table-cell office:value-type="string" calcext:value-type="string">
            <text:p>QL_Max_Limit</text:p>
          </table:table-cell>
          <table:table-cell table:formula="of:=SUBSTITUTE(&quot;\modelvar{&quot;&amp;[.A11]&amp;&quot;}&quot;;&quot;_&quot;;&quot;\_&quot;)" office:value-type="string" office:string-value="\modelvar{QL\_Max\_Limit}" calcext:value-type="string">
            <text:p>\modelvar{QL\_Max\_Limit}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<text:span text:style-name="T1">Highest possible value of \modelvar{QL\_Max}</text:span>.</text:p>
          </table:table-cell>
          <table:table-cell/>
        </table:table-row>
        <table:table-row table:style-name="ro1">
          <table:table-cell office:value-type="string" calcext:value-type="string">
            <text:p>Pod_Startup_Time</text:p>
          </table:table-cell>
          <table:table-cell table:formula="of:=SUBSTITUTE(&quot;\modelvar{&quot;&amp;[.A12]&amp;&quot;}&quot;;&quot;_&quot;;&quot;\_&quot;)" office:value-type="string" office:string-value="\modelvar{Pod\_Startup\_Time}" calcext:value-type="string">
            <text:p>\modelvar{Pod\_Startup\_Time}</text:p>
          </table:table-cell>
          <table:table-cell office:value-type="string" calcext:value-type="string">
            <text:p>$T_{startup}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(s) pod to start processing requests after being scheduled.</text:p>
          </table:table-cell>
          <table:table-cell/>
        </table:table-row>
        <table:table-row table:style-name="ro1">
          <table:table-cell office:value-type="string" calcext:value-type="string">
            <text:p>Scale_Down_CPU_Threshold</text:p>
          </table:table-cell>
          <table:table-cell table:formula="of:=SUBSTITUTE(&quot;\modelvar{&quot;&amp;[.A13]&amp;&quot;}&quot;;&quot;_&quot;;&quot;\_&quot;)" office:value-type="string" office:string-value="\modelvar{Scale\_Down\_CPU\_Threshold}" calcext:value-type="string">
            <text:p>\modelvar{Scale\_Down\_CPU\_Threshold}</text:p>
          </table:table-cell>
          <table:table-cell office:value-type="string" calcext:value-type="string">
            <text:p>$ST_{down}$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centage of \modelvar{QL\_Max} for first pod before scaling down.</text:p>
          </table:table-cell>
          <table:table-cell/>
        </table:table-row>
        <table:table-row table:style-name="ro1">
          <table:table-cell office:value-type="string" calcext:value-type="string">
            <text:p>Scale_CPU_Threshold</text:p>
          </table:table-cell>
          <table:table-cell table:formula="of:=SUBSTITUTE(&quot;\modelvar{&quot;&amp;[.A14]&amp;&quot;}&quot;;&quot;_&quot;;&quot;\_&quot;)" office:value-type="string" office:string-value="\modelvar{Scale\_CPU\_Threshold}" calcext:value-type="string">
            <text:p>\modelvar{Scale\_CPU\_Threshold}</text:p>
          </table:table-cell>
          <table:table-cell office:value-type="string" calcext:value-type="string">
            <text:p>$ST_{up}$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ercentage of \modelvar{QL\_Max} for last pod before scaling up.</text:p>
          </table:table-cell>
          <table:table-cell/>
        </table:table-row>
      </table:table>
      <table:table table:name="NodeJS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ce2"/>
        <table:table-row table:style-name="ro1">
          <table:table-cell table:style-name="ce3" office:value-type="string" calcext:value-type="string">
            <text:p>Parameter (Plain Text)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Symbol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PA_Check_Interval</text:p>
          </table:table-cell>
          <table:table-cell table:formula="of:=SUBSTITUTE(&quot;\modelvar{&quot;&amp;[.A2]&amp;&quot;}&quot;;&quot;_&quot;;&quot;\_&quot;)" office:value-type="string" office:string-value="\modelvar{HPA\_Check\_Interval}" calcext:value-type="string">
            <text:p>\modelvar{HPA\_Check\_Interval}</text:p>
          </table:table-cell>
          <table:table-cell office:value-type="string" calcext:value-type="string">
            <text:p>$T_{hpa}$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 per NGINX.</text:p>
          </table:table-cell>
        </table:table-row>
        <table:table-row table:style-name="ro1">
          <table:table-cell office:value-type="string" calcext:value-type="string">
            <text:p>Max_CPU_Per_Pod_In_MilliCPUs</text:p>
          </table:table-cell>
          <table:table-cell table:formula="of:=SUBSTITUTE(&quot;\modelvar{&quot;&amp;[.A3]&amp;&quot;}&quot;;&quot;_&quot;;&quot;\_&quot;)" office:value-type="string" office:string-value="\modelvar{Max\_CPU\_Per\_Pod\_In\_MilliCPUs}" calcext:value-type="string">
            <text:p>\modelvar{Max\_CPU\_Per\_Pod\_In\_MilliCPUs}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s per NGINX.</text:p>
          </table:table-cell>
        </table:table-row>
        <table:table-row table:style-name="ro1">
          <table:table-cell office:value-type="string" calcext:value-type="string">
            <text:p>Max_Ram_Per_Pod_In_MB</text:p>
          </table:table-cell>
          <table:table-cell table:formula="of:=SUBSTITUTE(&quot;\modelvar{&quot;&amp;[.A4]&amp;&quot;}&quot;;&quot;_&quot;;&quot;\_&quot;)" office:value-type="string" office:string-value="\modelvar{Max\_Ram\_Per\_Pod\_In\_MB}" calcext:value-type="string">
            <text:p>\modelvar{Max\_Ram\_Per\_Pod\_In\_MB}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s per NGINX.</text:p>
          </table:table-cell>
        </table:table-row>
        <table:table-row table:style-name="ro1">
          <table:table-cell office:value-type="string" calcext:value-type="string">
            <text:p>Max_Response_Time_In_Ms</text:p>
          </table:table-cell>
          <table:table-cell table:formula="of:=SUBSTITUTE(&quot;\modelvar{&quot;&amp;[.A5]&amp;&quot;}&quot;;&quot;_&quot;;&quot;\_&quot;)" office:value-type="string" office:string-value="\modelvar{Max\_Response\_Time\_In\_Ms}" calcext:value-type="string">
            <text:p>\modelvar{Max\_Response\_Time\_In\_Ms}</text:p>
          </table:table-cell>
          <table:table-cell office:value-type="string" calcext:value-type="string">
            <text:p>$RT_{max}$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s per NGINX.</text:p>
          </table:table-cell>
        </table:table-row>
        <table:table-row table:style-name="ro1">
          <table:table-cell office:value-type="string" calcext:value-type="string">
            <text:p>Pods_Initially_On</text:p>
          </table:table-cell>
          <table:table-cell table:formula="of:=SUBSTITUTE(&quot;\modelvar{&quot;&amp;[.A6]&amp;&quot;}&quot;;&quot;_&quot;;&quot;\_&quot;)" office:value-type="string" office:string-value="\modelvar{Pods\_Initially\_On}" calcext:value-type="string">
            <text:p>\modelvar{Pods\_Initially\_On}</text:p>
          </table:table-cell>
          <table:table-cell office:value-type="string" calcext:value-type="string">
            <text:p>$Nodes_{initial}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 per NGINX.</text:p>
          </table:table-cell>
        </table:table-row>
        <table:table-row table:style-name="ro2">
          <table:table-cell office:value-type="string" calcext:value-type="string">
            <text:p>Pod_Min</text:p>
          </table:table-cell>
          <table:table-cell table:formula="of:=SUBSTITUTE(&quot;\modelvar{&quot;&amp;[.A7]&amp;&quot;}&quot;;&quot;_&quot;;&quot;\_&quot;)" office:value-type="string" office:string-value="\modelvar{Pod\_Min}" calcext:value-type="string">
            <text:p>\modelvar{Pod\_Min}</text:p>
          </table:table-cell>
          <table:table-cell office:value-type="string" calcext:value-type="string">
            <text:p><text:span text:style-name="T1">$Nodes</text:span>_{min}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 per NGINX.</text:p>
          </table:table-cell>
        </table:table-row>
        <table:table-row table:style-name="ro2">
          <table:table-cell office:value-type="string" calcext:value-type="string">
            <text:p>Pod_Max</text:p>
          </table:table-cell>
          <table:table-cell table:formula="of:=SUBSTITUTE(&quot;\modelvar{&quot;&amp;[.A8]&amp;&quot;}&quot;;&quot;_&quot;;&quot;\_&quot;)" office:value-type="string" office:string-value="\modelvar{Pod\_Max}" calcext:value-type="string">
            <text:p>\modelvar{Pod\_Max}</text:p>
          </table:table-cell>
          <table:table-cell office:value-type="string" calcext:value-type="string">
            <text:p><text:span text:style-name="T1">$Nodes</text:span>_{max}$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 per NGINX.</text:p>
          </table:table-cell>
        </table:table-row>
        <table:table-row table:style-name="ro1">
          <table:table-cell office:value-type="string" calcext:value-type="string">
            <text:p>Processing_Time_Per_Req_In_Ms</text:p>
          </table:table-cell>
          <table:table-cell table:formula="of:=SUBSTITUTE(&quot;\modelvar{&quot;&amp;[.A9]&amp;&quot;}&quot;;&quot;_&quot;;&quot;\_&quot;)" office:value-type="string" office:string-value="\modelvar{Processing\_Time\_Per\_Req\_In\_Ms}" calcext:value-type="string">
            <text:p>\modelvar{Processing\_Time\_Per\_Req\_In\_Ms}</text:p>
          </table:table-cell>
          <table:table-cell office:value-type="string" calcext:value-type="string">
            <text:p>$PT_{max}$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s per NGINX.</text:p>
          </table:table-cell>
        </table:table-row>
        <table:table-row table:style-name="ro1">
          <table:table-cell office:value-type="string" calcext:value-type="string">
            <text:p>RPS_Max_High</text:p>
          </table:table-cell>
          <table:table-cell table:formula="of:=SUBSTITUTE(&quot;\modelvar{&quot;&amp;[.A10]&amp;&quot;}&quot;;&quot;_&quot;;&quot;\_&quot;)" office:value-type="string" office:string-value="\modelvar{RPS\_Max\_High}" calcext:value-type="string">
            <text:p>\modelvar{RPS\_Max\_High}</text:p>
          </table:table-cell>
          <table:table-cell table:style-name="ce2" office:value-type="string" calcext:value-type="string">
            <text:p>$RPS_{max(high)}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. requests per second in high part of square wave.</text:p>
          </table:table-cell>
        </table:table-row>
        <table:table-row table:style-name="ro1">
          <table:table-cell office:value-type="string" calcext:value-type="string">
            <text:p>RPS_Max_Low</text:p>
          </table:table-cell>
          <table:table-cell table:formula="of:=SUBSTITUTE(&quot;\modelvar{&quot;&amp;[.A11]&amp;&quot;}&quot;;&quot;_&quot;;&quot;\_&quot;)" office:value-type="string" office:string-value="\modelvar{RPS\_Max\_Low}" calcext:value-type="string">
            <text:p>\modelvar{RPS\_Max\_Low}</text:p>
          </table:table-cell>
          <table:table-cell table:style-name="ce2" office:value-type="string" calcext:value-type="string">
            <text:p>$RPS_{max(low)}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. requests per second in low part of square wave.</text:p>
          </table:table-cell>
        </table:table-row>
        <table:table-row table:style-name="ro1">
          <table:table-cell office:value-type="string" calcext:value-type="string">
            <text:p>T_High</text:p>
          </table:table-cell>
          <table:table-cell table:formula="of:=SUBSTITUTE(&quot;\modelvar{&quot;&amp;[.A12]&amp;&quot;}&quot;;&quot;_&quot;;&quot;\_&quot;)" office:value-type="string" office:string-value="\modelvar{T\_High}" calcext:value-type="string">
            <text:p>\modelvar{T\_High}</text:p>
          </table:table-cell>
          <table:table-cell table:style-name="ce2" office:value-type="string" calcext:value-type="string">
            <text:p>$T_{high}$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uration of high part of square wave.</text:p>
          </table:table-cell>
        </table:table-row>
        <table:table-row table:style-name="ro1">
          <table:table-cell office:value-type="string" calcext:value-type="string">
            <text:p>T_Low</text:p>
          </table:table-cell>
          <table:table-cell table:formula="of:=SUBSTITUTE(&quot;\modelvar{&quot;&amp;[.A13]&amp;&quot;}&quot;;&quot;_&quot;;&quot;\_&quot;)" office:value-type="string" office:string-value="\modelvar{T\_Low}" calcext:value-type="string">
            <text:p>\modelvar{T\_Low}</text:p>
          </table:table-cell>
          <table:table-cell table:style-name="ce2" office:value-type="string" calcext:value-type="string">
            <text:p>$T_{low}$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uration of low part of square wave.</text:p>
          </table:table-cell>
        </table:table-row>
        <table:table-row table:style-name="ro1">
          <table:table-cell office:value-type="string" calcext:value-type="string">
            <text:p>Pod_Startup_Time</text:p>
          </table:table-cell>
          <table:table-cell table:formula="of:=SUBSTITUTE(&quot;\modelvar{&quot;&amp;[.A14]&amp;&quot;}&quot;;&quot;_&quot;;&quot;\_&quot;)" office:value-type="string" office:string-value="\modelvar{Pod\_Startup\_Time}" calcext:value-type="string">
            <text:p>\modelvar{Pod\_Startup\_Time}</text:p>
          </table:table-cell>
          <table:table-cell table:style-name="ce2" office:value-type="string" calcext:value-type="string">
            <text:p>$T_{startup}$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s per NGINX.</text:p>
          </table:table-cell>
        </table:table-row>
        <table:table-row table:style-name="ro1">
          <table:table-cell office:value-type="string" calcext:value-type="string">
            <text:p>Scale_Down_CPU_Threshold</text:p>
          </table:table-cell>
          <table:table-cell table:formula="of:=SUBSTITUTE(&quot;\modelvar{&quot;&amp;[.A15]&amp;&quot;}&quot;;&quot;_&quot;;&quot;\_&quot;)" office:value-type="string" office:string-value="\modelvar{Scale\_Down\_CPU\_Threshold}" calcext:value-type="string">
            <text:p>\modelvar{Scale\_Down\_CPU\_Threshold}</text:p>
          </table:table-cell>
          <table:table-cell office:value-type="string" calcext:value-type="string">
            <text:p>$ST_{down}$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s per NGINX.</text:p>
          </table:table-cell>
        </table:table-row>
        <table:table-row table:style-name="ro1">
          <table:table-cell office:value-type="string" calcext:value-type="string">
            <text:p>Scale_CPU_Threshold</text:p>
          </table:table-cell>
          <table:table-cell table:formula="of:=SUBSTITUTE(&quot;\modelvar{&quot;&amp;[.A16]&amp;&quot;}&quot;;&quot;_&quot;;&quot;\_&quot;)" office:value-type="string" office:string-value="\modelvar{Scale\_CPU\_Threshold}" calcext:value-type="string">
            <text:p>\modelvar{Scale\_CPU\_Threshold}</text:p>
          </table:table-cell>
          <table:table-cell office:value-type="string" calcext:value-type="string">
            <text:p>$ST_{up}$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s per NGINX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00/00/00</text:date>, <text:time style:data-style-name="N2" text:time-value="05:48:46.921684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07:01:24.872503324</meta:creation-date>
    <dc:date>2019-12-10T08:40:44.811867392</dc:date>
    <meta:editing-duration>PT4H16M24S</meta:editing-duration>
    <meta:editing-cycles>10</meta:editing-cycles>
    <meta:generator>LibreOffice/6.0.7.3$Linux_X86_64 LibreOffice_project/00m0$Build-3</meta:generator>
    <meta:document-statistic meta:table-count="2" meta:cell-count="145" meta:object-count="0"/>
  </office:meta>
</office:document-meta>
</file>